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6ed9" officeooo:paragraph-rsid="00176ed9"/>
    </style:style>
    <style:style style:name="P2" style:family="paragraph" style:parent-style-name="Standard">
      <style:paragraph-properties fo:text-align="center" style:justify-single-word="false"/>
      <style:text-properties officeooo:rsid="0019fd4d" officeooo:paragraph-rsid="0019fd4d"/>
    </style:style>
    <style:style style:name="P3" style:family="paragraph" style:parent-style-name="Standard">
      <style:paragraph-properties fo:text-align="center" style:justify-single-word="false"/>
      <style:text-properties style:font-name="Nimbus Sans" officeooo:rsid="0019fd4d" officeooo:paragraph-rsid="0019fd4d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03132" style:font-name="times new roman" fo:font-size="27pt" fo:letter-spacing="0.1043in" fo:font-style="normal" fo:font-weight="bold" officeooo:rsid="001cc218" officeooo:paragraph-rsid="001cc218"/>
    </style:style>
    <style:style style:name="P5" style:family="paragraph" style:parent-style-name="Standard">
      <style:paragraph-properties fo:text-align="center" style:justify-single-word="false"/>
      <style:text-properties style:font-name="Nimbus Sans" officeooo:rsid="0019fd4d" officeooo:paragraph-rsid="001cc218"/>
    </style:style>
    <style:style style:name="P6" style:family="paragraph" style:parent-style-name="Standard">
      <style:paragraph-properties fo:text-align="start" style:justify-single-word="false"/>
      <style:text-properties style:font-name="Nimbus Sans" officeooo:rsid="0019fd4d" officeooo:paragraph-rsid="001cc218"/>
    </style:style>
    <style:style style:name="T1" style:family="text">
      <style:text-properties officeooo:rsid="001cc2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LCOME!</text:p>
      <text:p text:style-name="P1">____</text:p>
      <text:p text:style-name="P1"/>
      <text:p text:style-name="P2"/>
      <text:p text:style-name="P6"><text:span text:style-name="T1">Welcome to the new TGCTECH.COM my website for the TGC TECH computer support and repair company, if you are looking for my personal website which includes some of my projects, a resume and such then go to </text:span><text:a xlink:type="simple" xlink:href="http://tgctech.org/" text:style-name="Internet_20_link" text:visited-style-name="Visited_20_Internet_20_Link"><text:span text:style-name="T1">TGCTECH.ORG</text:span></text:a><text:span text:style-name="T1"> , this site may not be as fancy as my old one but it is build with an easy to maintain HTML framework (so I can finally be free of WIX, which has only gotten more obnoxious over the years…) </text:span></text:p>
      <text:p text:style-name="P6"/>
      <text:p text:style-name="P5"><text:span text:style-name="T1">What TGC TECH does: </text:span></text:p>
      <text:p text:style-name="P5"/>
      <text:p text:style-name="P6"><text:span text:style-name="T1"><text:s/></text:span></text:p>
      <text:p text:style-name="P6"/>
      <text:p text:style-name="P6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7:28:13.791371438</meta:creation-date>
    <dc:date>2018-03-24T11:27:11.910000000</dc:date>
    <meta:editing-duration>PT52M52S</meta:editing-duration>
    <meta:editing-cycles>5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5" meta:word-count="84" meta:character-count="439" meta:non-whitespace-character-count="356"/>
  </office:meta>
</office:document-meta>
</file>